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ed1" officeooo:paragraph-rsid="00075ed1"/>
    </style:style>
    <style:style style:name="P2" style:family="paragraph" style:parent-style-name="Standard">
      <style:text-properties officeooo:rsid="00088e7d" officeooo:paragraph-rsid="00088e7d"/>
    </style:style>
    <style:style style:name="P3" style:family="paragraph" style:parent-style-name="Standard">
      <style:text-properties fo:color="#c9211e" officeooo:rsid="00075ed1" officeooo:paragraph-rsid="00075ed1"/>
    </style:style>
    <style:style style:name="P4" style:family="paragraph" style:parent-style-name="Standard">
      <style:paragraph-properties fo:text-align="center" style:justify-single-word="false"/>
      <style:text-properties fo:color="#c9211e" fo:font-size="14pt" fo:font-weight="bold" officeooo:rsid="00088e7d" officeooo:paragraph-rsid="00088e7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92c99" officeooo:paragraph-rsid="00092c99"/>
    </style:style>
    <style:style style:name="P6" style:family="paragraph" style:parent-style-name="Standard">
      <style:text-properties officeooo:rsid="000ad203" officeooo:paragraph-rsid="000ad203"/>
    </style:style>
    <style:style style:name="P7" style:family="paragraph" style:parent-style-name="Standard">
      <style:text-properties officeooo:rsid="000bd81a" officeooo:paragraph-rsid="000bd81a"/>
    </style:style>
    <style:style style:name="P8" style:family="paragraph" style:parent-style-name="Standard">
      <style:text-properties officeooo:rsid="000cba5f" officeooo:paragraph-rsid="000cba5f"/>
    </style:style>
    <style:style style:name="P9" style:family="paragraph" style:parent-style-name="Standard">
      <style:text-properties officeooo:rsid="000cba5f" officeooo:paragraph-rsid="000d7faa"/>
    </style:style>
    <style:style style:name="P10" style:family="paragraph" style:parent-style-name="Standard">
      <style:text-properties officeooo:rsid="000f7828" officeooo:paragraph-rsid="000f7828"/>
    </style:style>
    <style:style style:name="P11" style:family="paragraph" style:parent-style-name="Standard">
      <style:text-properties officeooo:rsid="000f7828" officeooo:paragraph-rsid="0010016b"/>
    </style:style>
    <style:style style:name="P12" style:family="paragraph" style:parent-style-name="Standard">
      <style:text-properties officeooo:rsid="0010016b" officeooo:paragraph-rsid="0010016b"/>
    </style:style>
    <style:style style:name="T1" style:family="text">
      <style:text-properties officeooo:rsid="000cba5f"/>
    </style:style>
    <style:style style:name="T2" style:family="text">
      <style:text-properties officeooo:rsid="000d7faa"/>
    </style:style>
    <style:style style:name="T3" style:family="text">
      <style:text-properties officeooo:rsid="00100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Premier cours B2</text:p>
      <text:p text:style-name="P3">Lundi 03/10/22:</text:p>
      <text:p text:style-name="P3"/>
      <text:p text:style-name="P1">git: <text:s/>centraliser </text:p>
      <text:p text:style-name="P2">projet web c’est pas un projet informatique dont les livrables ont pour destination le web ( le réseau internet)</text:p>
      <text:p text:style-name="P2">les objectifs d’un projet web: visibilité sur le site web, les réseau sociaux, analyse</text:p>
      <text:p text:style-name="P2"/>
      <text:p text:style-name="P6"/>
      <text:p text:style-name="P2"/>
      <text:p text:style-name="P2"/>
      <text:p text:style-name="P2"/>
      <text:p text:style-name="P5"/>
      <text:p text:style-name="P6"/>
      <text:p text:style-name="P7">l’arbitrage d’un projet web/ comite de comite de pilotage</text:p>
      <text:p text:style-name="P7">contrôle;</text:p>
      <text:p text:style-name="P7">-cout</text:p>
      <text:p text:style-name="P7">-qualité</text:p>
      <text:p text:style-name="P7">-delai</text:p>
      <text:p text:style-name="P7"/>
      <text:p text:style-name="P7"><text:span text:style-name="T1">les étapes d’un projet web</text:span> </text:p>
      <text:p text:style-name="P7"/>
      <text:p text:style-name="P8">les différents projets web:</text:p>
      <text:p text:style-name="P8">-le site statique: les pages web sont envoyées au client telles qu’elle stockes sur le serveur web ( HTML/ <text:s/>js ). produit le plus simple </text:p>
      <text:p text:style-name="P9">-les sites dynamique: bcp des media =&gt; les sites dont le JS <text:s/>est prépondérante, les applications web</text:p>
      <text:p text:style-name="P9"/>
      <text:p text:style-name="P9">-<text:span text:style-name="T2">les extranets</text:span></text:p>
      <text:p text:style-name="P9">-<text:span text:style-name="T2">les portails d’entreprise </text:span></text:p>
      <text:p text:style-name="P9">-<text:span text:style-name="T2">les intranets </text:span></text:p>
      <text:p text:style-name="P9">-<text:span text:style-name="T2">les projets web et mobile</text:span></text:p>
      <text:p text:style-name="P9"/>
      <text:p text:style-name="P10">les acteurs d’un projet</text:p>
      <text:p text:style-name="P10"/>
      <text:p text:style-name="P11">MOA la maîtrise d’ouvrage <text:s/>=&gt; <text:s/>réaliser les teste =&gt; pas besoin d’un compétence technique <text:span text:style-name="T3">=&gt; la stratégie de gestion du projet</text:span></text:p>
      <text:p text:style-name="P11"/>
      <text:p text:style-name="P11"><text:span text:style-name="T3">comite du pilotage: <text:s text:c="2"/></text:span><text:s/></text:p>
      <text:p text:style-name="P11"/>
      <text:p text:style-name="P12">comite de suivi: </text:p>
      <text:p text:style-name="P12"/>
      <text:p text:style-name="P12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09:22:00.975000000</meta:creation-date>
    <dc:date>2022-10-03T17:22:00.872000000</dc:date>
    <meta:editing-duration>PT8M22S</meta:editing-duration>
    <meta:editing-cycles>1</meta:editing-cycles>
    <meta:document-statistic meta:table-count="0" meta:image-count="0" meta:object-count="0" meta:page-count="1" meta:paragraph-count="23" meta:word-count="147" meta:character-count="895" meta:non-whitespace-character-count="754"/>
    <meta:generator>LibreOffice/6.2.8.2$Windows_X86_64 LibreOffice_project/f82ddfca21ebc1e222a662a32b25c0c9d20169ee</meta:generator>
  </office:meta>
</office:document-meta>
</file>